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611cm" style:rel-column-width="2047*"/>
    </style:style>
    <style:style style:name="Tabla1.B" style:family="table-column">
      <style:table-column-properties style:column-width="2.895cm" style:rel-column-width="1641*"/>
    </style:style>
    <style:style style:name="Tabla1.C" style:family="table-column">
      <style:table-column-properties style:column-width="10.495cm" style:rel-column-width="595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1pt" officeooo:rsid="0015ead4" officeooo:paragraph-rsid="0015ead4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officeooo:paragraph-rsid="002058bc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fo:font-size="11pt" officeooo:rsid="002058bc" officeooo:paragraph-rsid="002058bc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officeooo:rsid="0015ead4" officeooo:paragraph-rsid="0015ead4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1pt" fo:font-weight="bold" officeooo:rsid="0015ead4" officeooo:paragraph-rsid="001f99bf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1pt" fo:font-weight="bold" officeooo:rsid="001d3d15" officeooo:paragraph-rsid="001d3d15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officeooo:rsid="001e7607" officeooo:paragraph-rsid="001e7607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 style:writing-mode="lr-tb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1pt" fo:font-weight="bold" officeooo:rsid="00248e10" officeooo:paragraph-rsid="00248e10" style:font-size-asian="11pt" style:font-weight-asian="bold" style:font-size-complex="11pt" style:font-weight-complex="bold"/>
    </style:style>
    <style:style style:name="P12" style:family="paragraph" style:parent-style-name="Standard">
      <style:text-properties officeooo:rsid="0016ff04" officeooo:paragraph-rsid="0016ff04"/>
    </style:style>
    <style:style style:name="P13" style:family="paragraph" style:parent-style-name="Standard">
      <style:text-properties officeooo:rsid="0016ff04" officeooo:paragraph-rsid="0021eb87"/>
    </style:style>
    <style:style style:name="P14" style:family="paragraph" style:parent-style-name="Standard">
      <style:text-properties officeooo:paragraph-rsid="0021eb87"/>
    </style:style>
    <style:style style:name="P15" style:family="paragraph" style:parent-style-name="Standard">
      <style:text-properties fo:font-weight="bold" officeooo:paragraph-rsid="0021eb87" style:font-weight-asian="bold" style:font-weight-complex="bold"/>
    </style:style>
    <style:style style:name="P16" style:family="paragraph" style:parent-style-name="Standard">
      <style:text-properties officeooo:paragraph-rsid="0026b309"/>
    </style:style>
    <style:style style:name="P17" style:family="paragraph" style:parent-style-name="Table_20_Contents">
      <style:paragraph-properties fo:text-align="start" style:justify-single-word="false"/>
      <style:text-properties style:font-name="sans-serif" fo:font-size="11pt" officeooo:paragraph-rsid="0015ead4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sans-serif" fo:font-size="11pt" officeooo:rsid="001be85c" officeooo:paragraph-rsid="001be85c" style:font-size-asian="11pt" style:font-size-complex="11pt"/>
    </style:style>
    <style:style style:name="P19" style:family="paragraph" style:parent-style-name="Standard">
      <style:text-properties fo:font-size="12pt" fo:font-weight="normal" officeooo:rsid="0021eb87" officeooo:paragraph-rsid="0021eb87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serif" fo:font-size="13.5pt" style:text-underline-style="none" fo:font-weight="normal" officeooo:rsid="0021eb87" officeooo:paragraph-rsid="0021eb87" style:font-size-asian="12pt" style:font-weight-asian="normal" style:font-size-complex="12pt" style:font-weight-complex="normal"/>
    </style:style>
    <style:style style:name="P21" style:family="paragraph" style:parent-style-name="Standard">
      <style:text-properties officeooo:paragraph-rsid="0021eb87"/>
    </style:style>
    <style:style style:name="P22" style:family="paragraph" style:parent-style-name="Standard">
      <style:text-properties officeooo:rsid="00285a1c" officeooo:paragraph-rsid="00285a1c"/>
    </style:style>
    <style:style style:name="P23" style:family="paragraph" style:parent-style-name="Standard">
      <style:text-properties officeooo:rsid="0028eefc" officeooo:paragraph-rsid="0028eefc"/>
    </style:style>
    <style:style style:name="P24" style:family="paragraph" style:parent-style-name="Table_20_Contents">
      <style:paragraph-properties fo:text-align="start" style:justify-single-word="false"/>
      <style:text-properties style:font-name="sans-serif" fo:font-size="11pt" officeooo:rsid="001be85c" officeooo:paragraph-rsid="002058bc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sans-serif" fo:font-size="11.25pt" officeooo:rsid="002058bc" officeooo:paragraph-rsid="002058bc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font-size="11pt" fo:font-weight="bold" officeooo:rsid="0027debc" officeooo:paragraph-rsid="0027debc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1pt" fo:font-weight="bold" officeooo:rsid="0028eefc" officeooo:paragraph-rsid="0028eefc" style:font-size-asian="11pt" style:font-weight-asian="bold" style:font-size-complex="11pt" style:font-weight-complex="bold"/>
    </style:style>
    <style:style style:name="T1" style:family="text">
      <style:text-properties style:font-name="serif"/>
    </style:style>
    <style:style style:name="T2" style:family="text">
      <style:text-properties style:font-name="serif" fo:font-size="13.5pt" officeooo:rsid="0021eb87" style:font-size-asian="12pt" style:font-size-complex="12pt"/>
    </style:style>
    <style:style style:name="T3" style:family="text">
      <style:text-properties style:font-name="serif" fo:font-size="13.5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serif" fo:font-size="13.5pt" style:text-underline-style="none" fo:font-weight="normal" officeooo:rsid="0021eb87" style:font-size-asian="12pt" style:font-weight-asian="normal" style:font-size-complex="12pt" style:font-weight-complex="normal"/>
    </style:style>
    <style:style style:name="T5" style:family="text">
      <style:text-properties style:font-name="serif" fo:font-size="13.5pt" style:text-underline-style="none" fo:font-weight="normal" officeooo:rsid="0028c8cb" style:font-size-asian="12pt" style:font-weight-asian="normal" style:font-size-complex="12pt" style:font-weight-complex="normal"/>
    </style:style>
    <style:style style:name="T6" style:family="text">
      <style:text-properties style:font-name="serif" fo:font-size="13.5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style:font-name="serif" fo:font-size="13.5pt" style:text-underline-style="none" fo:font-weight="bold" officeooo:rsid="0021eb87" style:font-size-asian="12pt" style:font-weight-asian="bold" style:font-size-complex="12pt" style:font-weight-complex="bold"/>
    </style:style>
    <style:style style:name="T8" style:family="text">
      <style:text-properties style:font-name="serif" fo:font-size="13.5pt" style:text-underline-style="none" fo:font-weight="bold" officeooo:rsid="0028c8cb" style:font-size-asian="12pt" style:font-weight-asian="bold" style:font-size-complex="12pt" style:font-weight-complex="bold"/>
    </style:style>
    <style:style style:name="T9" style:family="text">
      <style:text-properties style:font-name="sans-serif"/>
    </style:style>
    <style:style style:name="T10" style:family="text">
      <style:text-properties style:font-name="sans-serif" officeooo:rsid="0015ead4"/>
    </style:style>
    <style:style style:name="T11" style:family="text">
      <style:text-properties style:font-name="sans-serif" fo:font-size="11.25pt"/>
    </style:style>
    <style:style style:name="T12" style:family="text">
      <style:text-properties style:font-name="sans-serif" fo:font-size="11.25pt" officeooo:rsid="002058bc"/>
    </style:style>
    <style:style style:name="T13" style:family="text">
      <style:text-properties style:font-name="sans-serif" officeooo:rsid="001be85c"/>
    </style:style>
    <style:style style:name="T14" style:family="text">
      <style:text-properties style:font-name="sans-serif" officeooo:rsid="001f99bf"/>
    </style:style>
    <style:style style:name="T15" style:family="text">
      <style:text-properties style:font-name="sans-serif" officeooo:rsid="002058bc"/>
    </style:style>
    <style:style style:name="T16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sans-serif" fo:font-size="12pt" fo:font-weight="bold" officeooo:rsid="0021eb87" style:font-size-asian="12pt" style:font-weight-asian="bold" style:font-size-complex="12pt" style:font-weight-complex="bold"/>
    </style:style>
    <style:style style:name="T18" style:family="text">
      <style:text-properties style:font-name="sans-serif" fo:font-size="12pt" fo:font-weight="bold" officeooo:rsid="00276e62" style:font-size-asian="12pt" style:font-weight-asian="bold" style:font-size-complex="12pt" style:font-weight-complex="bold"/>
    </style:style>
    <style:style style:name="T19" style:family="text">
      <style:text-properties officeooo:rsid="0018ecff"/>
    </style:style>
    <style:style style:name="T20" style:family="text">
      <style:text-properties officeooo:rsid="002058bc"/>
    </style:style>
    <style:style style:name="T21" style:family="text">
      <style:text-properties officeooo:rsid="0016ff04"/>
    </style:style>
    <style:style style:name="T22" style:family="text">
      <style:text-properties fo:font-size="12pt" officeooo:rsid="0021eb87" style:font-size-asian="12pt" style:font-size-complex="12pt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21eb87" style:font-size-asian="12pt" style:font-weight-asian="bold" style:font-size-complex="12pt" style:font-weight-complex="bold"/>
    </style:style>
    <style:style style:name="T25" style:family="text">
      <style:text-properties fo:font-size="12pt" fo:font-weight="normal" officeooo:rsid="0021eb87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287b0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248e10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16ff04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26b309" style:font-size-asian="12pt" style:font-weight-asian="normal" style:font-size-complex="12pt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8ecff" style:font-weight-asian="bold" style:font-weight-complex="bold"/>
    </style:style>
    <style:style style:name="T32" style:family="text">
      <style:text-properties fo:font-weight="bold" officeooo:rsid="0021eb87" style:font-weight-asian="bold" style:font-weight-complex="bold"/>
    </style:style>
    <style:style style:name="T33" style:family="text">
      <style:text-properties officeooo:rsid="00230e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941185144768">
          <table:table-cell table:style-name="Tabla1.A1" office:value-type="string">
            <text:p text:style-name="P5">Tipo relacion</text:p>
          </table:table-cell>
          <table:table-cell table:style-name="Tabla1.A1" office:value-type="string">
            <text:p text:style-name="P5">Cardinalidades</text:p>
          </table:table-cell>
          <table:table-cell table:style-name="Tabla1.C1" office:value-type="string">
            <text:p text:style-name="P5">Transformacion</text:p>
          </table:table-cell>
        </table:table-row>
        <table:table-row table:style-name="TableLine2941185149392">
          <table:table-cell table:style-name="Tabla1.A2" office:value-type="string">
            <text:p text:style-name="P5">N:M</text:p>
            <text:p text:style-name="P11">Fecha PK</text:p>
          </table:table-cell>
          <table:table-cell table:style-name="Tabla1.A2" office:value-type="string">
            <text:p text:style-name="P9">---------</text:p>
          </table:table-cell>
          <table:table-cell table:style-name="Tabla1.C2" office:value-type="string">
            <text:p text:style-name="P1">Crea una nueva tabla:Campos clave primaria compuesta entidades</text:p>
          </table:table-cell>
        </table:table-row>
        <table:table-row table:style-name="TableLine2941185160272">
          <table:table-cell table:style-name="Tabla1.A2" table:number-rows-spanned="2" office:value-type="string">
            <text:p text:style-name="P5">1:N</text:p>
            <text:p text:style-name="P6"><text:span text:style-name="T14">PK de</text:span><text:span text:style-name="T9"> </text:span><text:span text:style-name="T14">1 se añade a </text:span><text:span text:style-name="T9"><text:s/>N como </text:span><text:span text:style-name="T14">FK.</text:span></text:p>
            <text:p text:style-name="P26"><text:span text:style-name="T14">A</text:span><text:span text:style-name="T9">tribu R a N</text:span></text:p>
            <text:p text:style-name="P26"><text:span text:style-name="T9"/></text:p>
            <text:p text:style-name="P27"><text:span text:style-name="T9">Se pone VNN </text:span></text:p>
          </table:table-cell>
          <table:table-cell table:style-name="Tabla1.A2" office:value-type="string">
            <text:p text:style-name="P10"><text:span text:style-name="T1">(1,1) (x,N)</text:span> </text:p>
          </table:table-cell>
          <table:table-cell table:style-name="Tabla1.C2" office:value-type="string">
            <text:p text:style-name="P3"><text:line-break/> <text:span text:style-name="T10">VNN en 1,</text:span><text:span text:style-name="T13">1 </text:span><text:span text:style-name="T15">PK en la parte de x:N</text:span></text:p>
            <text:p text:style-name="P24"><text:s/>1:N perdida semantica de 1</text:p>
          </table:table-cell>
        </table:table-row>
        <table:table-row table:style-name="TableLine2941185152928">
          <table:covered-table-cell table:style-name="Tabla1.A2"/>
          <table:table-cell table:style-name="Tabla1.A2" office:value-type="string">
            <text:p text:style-name="P10"><text:span text:style-name="T1">(0,1) (x,N)</text:span> </text:p>
          </table:table-cell>
          <table:table-cell table:style-name="Tabla1.C2" office:value-type="string">
            <text:p text:style-name="P17"/>
            <text:p text:style-name="P18">1:N perdida semantica de 1</text:p>
          </table:table-cell>
        </table:table-row>
        <table:table-row table:style-name="TableLine2941185158640">
          <table:table-cell table:style-name="Tabla1.A2" table:number-rows-spanned="3" office:value-type="string">
            <text:p text:style-name="P5">1:1</text:p>
            <text:p text:style-name="P5"/>
            <text:p text:style-name="P7"><text:span text:style-name="T20">Tiene </text:span>AK </text:p>
            <text:p text:style-name="P8">NO VNN <text:s text:c="2"/></text:p>
          </table:table-cell>
          <table:table-cell table:style-name="Tabla1.A2" office:value-type="string">
            <text:p text:style-name="P10"><text:span text:style-name="T1">(1,1)(1,1)</text:span> </text:p>
          </table:table-cell>
          <table:table-cell table:style-name="Tabla1.C2" office:value-type="string">
            <text:p text:style-name="P4">Se junta todo en una tabla con una pk y una ak</text:p>
          </table:table-cell>
        </table:table-row>
        <table:table-row table:style-name="TableLine2941185152384">
          <table:covered-table-cell table:style-name="Tabla1.A2"/>
          <table:table-cell table:style-name="Tabla1.A2" office:value-type="string">
            <text:p text:style-name="P10"><text:span text:style-name="T1">(0,1)(1,1)</text:span><text:line-break/><text:span text:style-name="T1">(1,1)(0,1</text:span> </text:p>
          </table:table-cell>
          <table:table-cell table:style-name="Tabla1.C2" office:value-type="string">
            <text:p text:style-name="P2"><text:line-break/> <text:span text:style-name="T20">La parte 1:1 da PK a parte 0:1 como AK y FK</text:span></text:p>
            <text:p text:style-name="P2"/>
          </table:table-cell>
        </table:table-row>
        <table:table-row table:style-name="TableLine2941185157824">
          <table:covered-table-cell table:style-name="Tabla1.A2"/>
          <table:table-cell table:style-name="Tabla1.A2" office:value-type="string">
            <text:p text:style-name="P10"><text:span text:style-name="T1">(0,1)(0,1)</text:span> </text:p>
          </table:table-cell>
          <table:table-cell table:style-name="Tabla1.C2" office:value-type="string">
            <text:p text:style-name="P3"><text:span text:style-name="T11">Se crea una nueva tabla </text:span><text:span text:style-name="T12">en la relacion</text:span></text:p>
            <text:p text:style-name="P25"/>
            <text:p text:style-name="P3"><text:span text:style-name="T12">Tiene 1 PK y una AK de los otros campos</text:span><text:line-break/></text:p>
            <text:p text:style-name="P2"/>
          </table:table-cell>
        </table:table-row>
      </table:table>
      <text:p text:style-name="P12"/>
      <text:p text:style-name="P13"><text:span text:style-name="T30">- Reflexiva </text:span><text:span text:style-name="T31">N:M</text:span><text:span text:style-name="T19"> nueva tabla inventar 1 pk las 2 FK apuntan a la misma tabla <text:tab/><text:tab/><text:tab/> <text:s text:c="2"/></text:span></text:p>
      <text:p text:style-name="P13"><text:span text:style-name="T31">- </text:span><text:span text:style-name="T32">Reflexiva </text:span><text:span text:style-name="T31">1:N </text:span><text:span text:style-name="T19"><text:s/>inventar nuevo </text:span><text:span text:style-name="T33">atributo</text:span><text:span text:style-name="T19"> que apunta a si misma.</text:span></text:p>
      <text:p text:style-name="P13"/>
      <text:p text:style-name="P13"/>
      <text:p text:style-name="P14"><text:span text:style-name="T21">-</text:span><text:span text:style-name="T16">Restr. Identificación</text:span><text:span text:style-name="T23"> : </text:span><text:span text:style-name="T25">La cajita tienes 2 pk la suya y la de la tocha como pk y fk</text:span></text:p>
      <text:p text:style-name="P19"/>
      <text:p text:style-name="P16"><text:span text:style-name="T25">-</text:span><text:span text:style-name="T28">-</text:span><text:span text:style-name="T17">Restr. </text:span><text:span text:style-name="T18">existencia</text:span><text:span text:style-name="T24"> : </text:span><text:span text:style-name="T25">Obliga</text:span><text:span text:style-name="T29"> a tener un 1:1 ese 1 es VNN,la PK de cajita y la FK de tocho</text:span></text:p>
      <text:p text:style-name="P19"/>
      <text:p text:style-name="P19"/>
      <text:p text:style-name="P14"><text:span text:style-name="T25">-</text:span><text:span text:style-name="T24">Generalizacion:Colapsar:</text:span><text:span text:style-name="T25">Todo en la misma tabla, </text:span><text:span text:style-name="T26">Si tiene bolita VNN, SI no tiene </text:span><text:span text:style-name="T27">arquito</text:span><text:span text:style-name="T26"> MULTIVALUADO</text:span></text:p>
      <text:p text:style-name="P19"/>
      <text:p text:style-name="P15"><text:span text:style-name="T22">-</text:span><text:span text:style-name="T2">ATRIBUTOS COMPUESTOS:</text:span><text:span text:style-name="T4">Eliminar el tocho y poner los chikitos</text:span></text:p>
      <text:p text:style-name="P20"/>
      <text:p text:style-name="P14"><text:span text:style-name="T4">-</text:span><text:span text:style-name="T7">ATRIBUTOS MULTIVALUADOS:</text:span><text:span text:style-name="T4">Nueva tabla, dos PK el nombre del atributo y la pk de la entidad.</text:span></text:p>
      <text:p text:style-name="P14"><text:span text:style-name="T4"/></text:p>
      <text:p text:style-name="P22"><text:span text:style-name="T4">-</text:span><text:span text:style-name="T8">Atributo </text:span><text:span text:style-name="T7">C</text:span><text:span text:style-name="T6">alculado:</text:span><text:span text:style-name="T3">rallitas discontinuas,</text:span><text:span text:style-name="T5">no hacer nada</text:span></text:p>
      <text:p text:style-name="P22"><text:span text:style-name="T5"/></text:p>
      <text:p text:style-name="P23"><text:span text:style-name="T5">V</text:span><text:span text:style-name="T3">NN:1: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30T18:54:27.832000000</meta:creation-date>
    <dc:date>2022-12-07T18:19:49.839000000</dc:date>
    <meta:editing-duration>PT2H51M11S</meta:editing-duration>
    <meta:editing-cycles>18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35" meta:word-count="217" meta:character-count="1156" meta:non-whitespace-character-count="950"/>
  </office:meta>
</office:document-meta>
</file>